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</text:p>
          </table:table-cell>
          <table:table-cell table:style-name="ce15" office:value-type="string" calcext:value-type="string">
            <text:p><text:span text:style-name="T7">㇆</text:span><text:span text:style-name="T8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6">乚</text:span><text:span text:style-name="T9">乙</text:span>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string" calcext:value-type="string">
            <text:p>儿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6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6">厂</text:span>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6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6">业</text:span>亞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6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16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6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6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6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6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6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6">女母</text:span></text:p>
          </table:table-cell>
          <table:table-cell/>
          <table:table-cell office:value-type="string" calcext:value-type="string">
            <text:p><text:span text:style-name="T6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6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6">皿</text:span>酉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0:04:07.724072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19:41:15.158336881</dc:date>
    <meta:editing-duration>P10DT7H51M47S</meta:editing-duration>
    <meta:editing-cycles>2045</meta:editing-cycles>
    <meta:generator>LibreOffice/7.6.7.2$Linux_X86_64 LibreOffice_project/60$Build-2</meta:generator>
    <meta:document-statistic meta:table-count="1" meta:cell-count="453" meta:object-count="0"/>
  </office:meta>
</office:document-meta>
</file>